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mmand Line arguments and Quoting</text:p>
      <text:p text:style-name="Preformatted_20_Text"/>
      <text:p text:style-name="P1">1) Write a bash program for addition using command line arguments.</text:p>
      <text:p text:style-name="Standard">god@god:~/Desktop$ gedit assignment2.sh &amp;</text:p>
      <text:p text:style-name="Standard">[1] 14711</text:p>
      <text:p text:style-name="Standard">god@god:~/Desktop$ sh assignment2.sh </text:p>
      <text:p text:style-name="Standard">Enter integer1 5</text:p>
      <text:p text:style-name="Standard">Enter integer2 6</text:p>
      <text:p text:style-name="Standard">5 + 6 is 11</text:p>
      <text:p text:style-name="Standard">[1]+ <text:s/>Done <text:s text:c="19"/>gedit assignment2.s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14:59.819378416</meta:creation-date>
    <dc:date>2023-09-21T15:25:28.750950545</dc:date>
    <meta:editing-duration>PT8S</meta:editing-duration>
    <meta:editing-cycles>1</meta:editing-cycles>
    <meta:document-statistic meta:table-count="0" meta:image-count="0" meta:object-count="0" meta:page-count="1" meta:paragraph-count="9" meta:word-count="40" meta:character-count="280" meta:non-whitespace-character-count="228"/>
    <meta:generator>LibreOffice/6.4.7.2$Linux_X86_64 LibreOffice_project/40$Build-2</meta:generator>
  </office:meta>
</office:document-meta>
</file>